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2151956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listbox" style:family="table">
      <style:table-properties style:width="17.59cm" table:align="margins"/>
    </style:style>
    <style:style style:name="listbox.A" style:family="table-column">
      <style:table-column-properties style:column-width="4.397cm" style:rel-column-width="16383*"/>
    </style:style>
    <style:style style:name="listbox.D" style:family="table-column">
      <style:table-column-properties style:column-width="4.397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 style:data-style-name="N75">
      <style:table-cell-properties fo:padding="0.097cm" fo:border-left="0.002cm solid #000000" fo:border-right="0.002cm solid #000000" fo:border-top="none" fo:border-bottom="0.002cm solid #000000"/>
    </style:style>
    <style:style style:name="listbox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2" style:family="table">
      <style:table-properties style:width="17.59cm" table:align="margins"/>
    </style:style>
    <style:style style:name="listbox2.A" style:family="table-column">
      <style:table-column-properties style:column-width="5.863cm" style:rel-column-width="21845*"/>
    </style:style>
    <style:style style:name="listbox2.1" style:family="table-row">
      <style:table-row-properties style:min-row-height="0.621cm"/>
    </style:style>
    <style:style style:name="listbox2.A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2.C1" style:family="table-cell">
      <style:table-cell-properties fo:background-color="#ff0000" fo:padding="0.097cm" fo:border="0.002cm solid #000000">
        <style:background-image/>
      </style:table-cell-properties>
    </style:style>
    <style:style style:name="listbox2.A2" style:family="table-cell">
      <style:table-cell-properties fo:padding="0.097cm" fo:border-left="0.002cm solid #000000" fo:border-right="none" fo:border-top="none" fo:border-bottom="0.002cm solid #000000"/>
    </style:style>
    <style:style style:name="listbox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3" style:family="table">
      <style:table-properties style:width="17.59cm" table:align="margins"/>
    </style:style>
    <style:style style:name="listbox3.A" style:family="table-column">
      <style:table-column-properties style:column-width="5.863cm" style:rel-column-width="21845*"/>
    </style:style>
    <style:style style:name="listbox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listbox3.B1" style:family="table-cell" style:data-style-name="N0">
      <style:table-cell-properties fo:background-color="#0047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3.C1" style:family="table-cell" style:data-style-name="N0">
      <style:table-cell-properties fo:padding="0.097cm" fo:border="0.002cm solid #000000"/>
    </style:style>
    <style:style style:name="listbox3.A2" style:family="table-cell">
      <style:table-cell-properties fo:padding="0.097cm" fo:border-left="0.002cm solid #000000" fo:border-right="none" fo:border-top="none" fo:border-bottom="0.002cm solid #000000"/>
    </style:style>
    <style:style style:name="listbox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fr1" style:family="graphic" style:parent-style-name="frame-top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-title"><text:reference-mark text:name="my_title"/>This is the title</text:p>
      <text:p text:style-name="Standard"/>
      <text:p text:style-name="Standard">this is a paragraph, today is <text:reference-mark-start text:name="week"/>Monday<text:reference-mark-end text:name="week"/>, <text:s/>it is <text:reference-mark-start text:name="weather"/>fine<text:reference-mark-end text:name="weather"/> today.</text:p>
      <text:p text:style-name="Standard"/>
      <text:p text:style-name="Standard"><draw:frame draw:style-name="fr1" draw:name="my_formbox" text:anchor-type="paragraph" svg:width="5.734cm" draw:z-index="0"><draw:text-box fo:min-height="1.78cm"><text:p text:style-name="Frame_20_contents">This is a paragraph in a frame.</text:p></draw:text-box></draw:frame></text:p>
      <text:p text:style-name="Standard"/>
      <text:p text:style-name="Standard"/>
      <text:p text:style-name="Standard"/>
      <text:p text:style-name="Standard"/>
      <text:p text:style-name="Standard">listbox</text:p>
      <table:table table:name="listbox" table:style-name="listbox">
        <table:table-column table:style-name="listbox.A" table:number-columns-repeated="3"/>
        <table:table-column table:style-name="listbox.D"/>
        <table:table-header-rows>
          <table:table-row>
            <table:table-cell table:style-name="listbox.A1" office:value-type="string">
              <text:p text:style-name="table_5f_head">ID</text:p>
            </table:table-cell>
            <table:table-cell table:style-name="listbox.B1" office:value-type="string">
              <text:p text:style-name="table_5f_head">Title</text:p>
            </table:table-cell>
            <table:table-cell table:style-name="listbox.A1" office:value-type="string">
              <text:p text:style-name="P1">Quantity</text:p>
            </table:table-cell>
            <table:table-cell table:style-name="listbox.D1" office:value-type="string">
              <text:p text:style-name="table_5f_head">Date</text:p>
            </table:table-cell>
          </table:table-row>
        </table:table-header-rows>
        <table:table-row>
          <table:table-cell table:style-name="listbox.A2" office:value-type="string">
            <text:p text:style-name="Table_20_Contents"/>
          </table:table-cell>
          <table:table-cell table:style-name="listbox.A2" office:value-type="string">
            <text:p text:style-name="Table_20_Contents"/>
          </table:table-cell>
          <table:table-cell table:style-name="listbox.C2" office:value-type="string">
            <text:p text:style-name="Table_20_Contents"/>
          </table:table-cell>
          <table:table-cell table:style-name="listbox.D2" office:value-type="date" office:date-value="2001-01-01">
            <text:p text:style-name="Table_20_Contents">Jan 1, 2001</text:p>
          </table:table-cell>
        </table:table-row>
        <table:table-row>
          <table:table-cell table:style-name="listbox.A3" table:number-columns-spanned="2" office:value-type="string">
            <text:p text:style-name="table_5f_head">Total</text:p>
          </table:table-cell>
          <table:covered-table-cell/>
          <table:table-cell table:style-name="listbox.A2" office:value-type="string">
            <text:p text:style-name="Table_20_Contents"/>
          </table:table-cell>
          <table:table-cell table:style-name="listbox.D2">
            <text:p text:style-name="Table_20_Contents"/>
          </table:table-cell>
        </table:table-row>
      </table:table>
      <text:p text:style-name="Standard"/>
      <text:p text:style-name="Standard">listbox2</text:p>
      <table:table table:name="listbox2" table:style-name="listbox2">
        <table:table-column table:style-name="listbox2.A" table:number-columns-repeated="3"/>
        <table:table-header-rows>
          <table:table-row table:style-name="listbox2.1">
            <table:table-cell table:style-name="listbox2.A1" office:value-type="string">
              <text:p text:style-name="Table_20_Heading">A</text:p>
            </table:table-cell>
            <table:table-cell table:style-name="listbox2.B1" office:value-type="string">
              <text:p text:style-name="Table_20_Heading">B</text:p>
            </table:table-cell>
            <table:table-cell table:style-name="listbox2.C1" office:value-type="string">
              <text:p text:style-name="Table_20_Heading">C</text:p>
            </table:table-cell>
          </table:table-row>
        </table:table-header-rows>
        <table:table-row>
          <table:table-cell table:style-name="listbox2.A2" office:value-type="string">
            <text:p text:style-name="Table_20_Contents"/>
          </table:table-cell>
          <table:table-cell table:style-name="listbox2.A2" office:value-type="string">
            <text:p text:style-name="Table_20_Contents"/>
          </table:table-cell>
          <table:table-cell table:style-name="listbox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3: <text:s/>This table does not set Table flow “Repeat heading”</text:p>
      <table:table table:name="listbox3" table:style-name="listbox3">
        <table:table-column table:style-name="listbox3.A" table:number-columns-repeated="3"/>
        <table:table-row>
          <table:table-cell table:style-name="listbox3.A1" office:value-type="float" office:value="1">
            <text:p text:style-name="table_5f_head">1</text:p>
          </table:table-cell>
          <table:table-cell table:style-name="listbox3.B1" office:value-type="float" office:value="2">
            <text:p text:style-name="table_5f_head">2</text:p>
          </table:table-cell>
          <table:table-cell table:style-name="listbox3.C1" office:value-type="float" office:value="3">
            <text:p text:style-name="table_5f_head">3</text:p>
          </table:table-cell>
        </table:table-row>
        <table:table-row>
          <table:table-cell table:style-name="listbox3.A2" office:value-type="string">
            <text:p text:style-name="Table_20_Contents"/>
          </table:table-cell>
          <table:table-cell table:style-name="listbox3.A2" office:value-type="string">
            <text:p text:style-name="Table_20_Contents"/>
          </table:table-cell>
          <table:table-cell table:style-name="listbox3.C2" office:value-type="string">
            <text:p text:style-name="Table_20_Contents"/>
          </table:table-cell>
        </table:table-row>
      </table:table>
      <text:p text:style-name="Standard"/>
      <text:p text:style-name="Standard"><text:s text:c="64"/>my_default_image_absolute_url</text:p>
      <text:p text:style-name="Standard"><text:s text:c="65"/></text:p>
      <text:p text:style-name="Standard"><draw:frame draw:style-name="fr2" draw:name="my_default_image_absolute_url" text:anchor-type="paragraph" svg:width="4.574cm" svg:height="0.838cm" draw:z-index="1"><draw:image xlink:href="Pictures/10000000000000B40000002151956B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PAPGothic" fo:font-size="10pt" fo:language="en" fo:country="GB" style:font-name-asian="IPAPGothic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4-08T17:05:18</dc:date>
    <meta:editing-duration>PT166H08M13S</meta:editing-duration>
    <meta:editing-cycles>74</meta:editing-cycles>
    <meta:document-statistic meta:table-count="3" meta:image-count="1" meta:object-count="0" meta:page-count="1" meta:paragraph-count="20" meta:word-count="51" meta:character-count="381"/>
  </office:meta>
</office:document-meta>
</file>